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80000001F130B4D32B34D204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text-properties fo:font-size="18pt" fo:font-weight="normal" officeooo:paragraph-rsid="001db851" style:font-size-asian="18pt" style:font-weight-asian="normal" style:font-size-complex="18pt" style:font-weight-complex="normal"/>
    </style:style>
    <style:style style:name="P2" style:family="paragraph" style:parent-style-name="Text_20_body">
      <style:text-properties fo:font-size="18pt" officeooo:rsid="001e9223" officeooo:paragraph-rsid="001e9223" style:font-size-asian="18pt" style:font-size-complex="18pt"/>
    </style:style>
    <style:style style:name="P3" style:family="paragraph" style:parent-style-name="Text_20_body">
      <style:text-properties fo:font-size="16pt" officeooo:rsid="001e9223" officeooo:paragraph-rsid="001e9223" style:font-size-asian="16pt" style:font-size-complex="16pt"/>
    </style:style>
    <style:style style:name="P4" style:family="paragraph" style:parent-style-name="Text_20_body">
      <style:text-properties fo:font-size="16pt" officeooo:rsid="001f03f3" officeooo:paragraph-rsid="001f03f3" style:font-size-asian="16pt" style:font-size-complex="16pt"/>
    </style:style>
    <style:style style:name="P5" style:family="paragraph" style:parent-style-name="Heading_20_2">
      <style:text-properties fo:font-size="18pt" officeooo:paragraph-rsid="001db851" style:font-size-asian="18pt" style:font-size-complex="18pt"/>
    </style:style>
    <style:style style:name="P6" style:family="paragraph" style:parent-style-name="Heading_20_2">
      <style:text-properties fo:font-size="18pt" fo:font-weight="normal" officeooo:rsid="001b6776" officeooo:paragraph-rsid="001b6776" style:font-size-asian="18pt" style:font-weight-asian="normal" style:font-size-complex="18pt" style:font-weight-complex="normal"/>
    </style:style>
    <style:style style:name="P7" style:family="paragraph" style:parent-style-name="Heading_20_2">
      <style:text-properties fo:font-size="18pt" fo:font-weight="bold" officeooo:rsid="001e9223" officeooo:paragraph-rsid="001e9223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break-before="page"/>
      <style:text-properties fo:font-size="18pt" fo:font-weight="normal" officeooo:rsid="001b6776" officeooo:paragraph-rsid="001e9223" style:font-size-asian="18pt" style:font-weight-asian="normal" style:font-size-complex="18pt" style:font-weight-complex="normal"/>
    </style:style>
    <style:style style:name="P9" style:family="paragraph" style:parent-style-name="Text_20_body">
      <style:text-properties fo:font-size="18pt" fo:font-weight="normal" officeooo:rsid="001b6776" officeooo:paragraph-rsid="001e9223" style:font-size-asian="18pt" style:font-weight-asian="normal" style:font-size-complex="18pt" style:font-weight-complex="normal"/>
    </style:style>
    <style:style style:name="P10" style:family="paragraph" style:parent-style-name="Text_20_body">
      <style:text-properties fo:font-size="18pt" fo:font-weight="normal" officeooo:rsid="0022099a" officeooo:paragraph-rsid="0022099a" style:font-size-asian="18pt" style:font-weight-asian="normal" style:font-size-complex="18pt" style:font-weight-complex="normal"/>
    </style:style>
    <style:style style:name="P11" style:family="paragraph" style:parent-style-name="Text_20_body">
      <style:text-properties fo:font-size="16pt" officeooo:rsid="001f03f3" officeooo:paragraph-rsid="0022099a" style:font-size-asian="16pt" style:font-size-complex="16pt"/>
    </style:style>
    <style:style style:name="P12" style:family="paragraph" style:parent-style-name="Text_20_body">
      <style:text-properties fo:font-size="16pt" officeooo:rsid="001b6776" officeooo:paragraph-rsid="0022099a" style:font-size-asian="16pt" style:font-size-complex="16pt"/>
    </style:style>
    <style:style style:name="P13" style:family="paragraph" style:parent-style-name="Text_20_body">
      <style:text-properties fo:font-size="16pt" officeooo:rsid="001e9223" officeooo:paragraph-rsid="0022099a" style:font-size-asian="16pt" style:font-size-complex="16pt"/>
    </style:style>
    <style:style style:name="P14" style:family="paragraph" style:parent-style-name="Heading_20_2">
      <style:text-properties fo:font-size="20pt" officeooo:rsid="001b6776" officeooo:paragraph-rsid="001c4a5b" style:font-size-asian="20pt" style:font-size-complex="20pt"/>
    </style:style>
    <style:style style:name="P15" style:family="paragraph" style:parent-style-name="Heading_20_2">
      <style:text-properties fo:font-size="18pt" style:text-underline-style="solid" style:text-underline-width="auto" style:text-underline-color="font-color" fo:font-weight="normal" officeooo:rsid="001b6776" officeooo:paragraph-rsid="001db851" style:font-size-asian="18pt" style:font-weight-asian="normal" style:font-size-complex="18pt" style:font-weight-complex="normal"/>
    </style:style>
    <style:style style:name="P16" style:family="paragraph" style:parent-style-name="Heading_20_2">
      <style:text-properties fo:font-size="18pt" fo:font-weight="normal" officeooo:rsid="001b6776" officeooo:paragraph-rsid="001e9223" style:font-size-asian="18pt" style:font-weight-asian="normal" style:font-size-complex="18pt" style:font-weight-complex="normal"/>
    </style:style>
    <style:style style:name="P17" style:family="paragraph" style:parent-style-name="Heading_20_2">
      <style:text-properties officeooo:paragraph-rsid="0022099a"/>
    </style:style>
    <style:style style:name="T1" style:family="text">
      <style:text-properties officeooo:rsid="001b6776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b6776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b6776"/>
    </style:style>
    <style:style style:name="T7" style:family="text">
      <style:text-properties style:text-underline-style="none" fo:font-weight="normal" officeooo:rsid="001b6776" style:font-weight-asian="normal" style:font-weight-complex="normal"/>
    </style:style>
    <style:style style:name="T8" style:family="text">
      <style:text-properties fo:font-weight="normal" officeooo:rsid="001b6776" style:font-weight-asian="normal" style:font-weight-complex="normal"/>
    </style:style>
    <style:style style:name="T9" style:family="text">
      <style:text-properties officeooo:rsid="001f03f3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font-weight="normal" officeooo:rsid="001b6776" style:font-size-asian="18pt" style:font-weight-asian="normal" style:font-size-complex="18pt" style:font-weight-complex="normal"/>
    </style:style>
    <style:style style:name="T12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3" style:family="text">
      <style:text-properties officeooo:rsid="002209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2">授權書</text:h>
      <text:h text:style-name="P15" text:outline-level="2">噶哈巫語分類辭典 Kaxabu Muwalak Misa A Ahan Bizu </text:h>
      <text:h text:style-name="P5" text:outline-level="2"><text:span text:style-name="T7">由授</text:span><text:span text:style-name="T8">權人 </text:span><text:span text:style-name="T2">潘永歷</text:span><text:span text:style-name="T8"> </text:span></text:h>
      <text:h text:style-name="P17" text:outline-level="2"><text:span text:style-name="T11">以 </text:span><text:span text:style-name="T4">姓名標示-非商業性-相同方式分享 4.0 國際 (CC BY-NC-SA 4.0) </text:span><text:span text:style-name="T10"><text:s/>授權 </text:span></text:h>
      <text:p text:style-name="P1"><draw:frame draw:style-name="fr1" draw:name="影像2" text:anchor-type="paragraph" svg:x="6.126cm" svg:y="0.229cm" svg:width="4.468cm" svg:height="1.573cm" draw:z-index="0"><draw:image xlink:href="Pictures/10000201000000580000001F130B4D32B34D204B.png" xlink:type="simple" xlink:show="embed" xlink:actuate="onLoad"/></draw:frame></text:p>
      <text:h text:style-name="P6" text:outline-level="2"/>
      <text:p text:style-name="P12"><text:span text:style-name="T13">本授權條款允許使用者重製、散布、傳輸以及修改著作，但不得為商業目的之使用。若使用者修改該著作時，僅得依本授權條款或與本授權條款類似者來散布該衍生作品。使用時必須按照著作人指定的方式表彰其姓名。可自由：</text:span></text:p>
      <text:p text:style-name="P11"><text:span text:style-name="T13"><text:s text:c="4"/>分享 — 以任何媒介或格式重製及散布本素材</text:span></text:p>
      <text:p text:style-name="P11"><text:span text:style-name="T13"><text:s text:c="4"/>修改 — 重混、轉換本素材、及依本素材建立新素材</text:span></text:p>
      <text:p text:style-name="P11"><text:span text:style-name="T13"><text:s text:c="4"/>只要你遵守授權條款規定，授權人不能撤回你使用本素材的自由。</text:span></text:p>
      <text:p text:style-name="P3">惟需遵照下列條件:</text:p>
      <text:p text:style-name="P13"><text:span text:style-name="T13"><text:s text:c="4"/>姓名標示 — 你必須給予 適當表彰、提供指向本授權條款的連結，以及 指出（本作品的原始版本）是否已被變更。你可以任何合理方式為前述表彰，但不得以任何方式暗示授權人為你或你的使用方式背書。</text:span></text:p>
      <text:p text:style-name="P13"><text:span text:style-name="T13"><text:s text:c="4"/>非商業性 — 你不得將本素材進行商業目的之使用。</text:span></text:p>
      <text:p text:style-name="P13"><text:span text:style-name="T13"><text:s text:c="4"/>相同方式分享 — 若你重混、轉換本素材，或依本素材建立新素材，你必須依本素材的授權條款來散布你的貢獻物。</text:span></text:p>
      <text:p text:style-name="P13"><text:span text:style-name="T13"><text:s text:c="4"/>不得增加額外限制 — 你不能增設法律條款或科技措施，來限制別人依授權條款本已許可的作為。</text:span></text:p>
      <text:p text:style-name="P13"/>
      <text:h text:style-name="P7" text:outline-level="2"><text:span text:style-name="T6">授</text:span><text:span text:style-name="T1">權人簽名 </text:span><text:span text:style-name="T3"><text:s text:c="17"/></text:span><text:span text:style-name="T6"><text:s text:c="3"/></text:span><text:span text:style-name="T3"><text:s text:c="5"/></text:span><text:span text:style-name="T1">年</text:span><text:span text:style-name="T3"> <text:s text:c="3"/></text:span><text:span text:style-name="T1">月</text:span><text:span text:style-name="T3"> <text:s text:c="3"/></text:span><text:span text:style-name="T1">日</text:span></text:h>
      <text:p text:style-name="P8"/>
      <text:p text:style-name="P8">參考：</text:p>
      <text:p text:style-name="P2"><text:a xlink:type="simple" xlink:href="https://l.facebook.com/l.php?u=https%3A%2F%2Fzh.wikipedia.org%2Fzh-tw%2F%25E5%2588%259B%25E4%25BD%259C%25E5%2585%25B1%25E7%2594%25A8%23.E5.85.AD.E7.A8.AE.E6.A0.B8.E5.BF.83.E6.8E.88.E6.AC.8A.E6.A2.9D.E6.AC.BE&amp;h=ATMTbw2Jl2q_2GhEJe3SUf5KravT-Yk__vQPn0TCmPfyrMb-pF76OLDAaYXcOT0ywFUaydKNs9ar9vsRL21OCpcZOw_UnSU2FZai1lkpVN7YnqFyuJj61tG1QtF9-nUf" office:target-frame-name="_blank" xlink:show="new" text:style-name="Internet_20_link" text:visited-style-name="Visited_20_Internet_20_Link"><text:span text:style-name="T8">https://zh.wikipedia.org/zh-tw/%E5%88%9B%E4%BD%9C%E5%85%B1%E7%94%A8#.E5.85.AD.E7.A8.AE.E6.A0.B8.E5.BF.83.E6.8E.88.E6.AC.8A.E6.A2.9D.E6.AC.BE</text:span></text:a></text:p>
      <text:p text:style-name="P10">http://creativecommons.tw/explore</text:p>
      <text:p text:style-name="P9">https://creativecommons.org/licenses/by-sa/4.0/deed.zh_TW</text:p>
      <text:h text:style-name="P16" text:outline-level="2"><text:s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 PL UMing TW" style:font-family-asian="'AR PL UMing TW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 PL UMing TW" style:font-family-asian="'AR PL UMing TW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UMing TW" style:font-family-asian="'AR PL UMing TW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9:55:41.828695502</meta:creation-date>
    <dc:date>2017-05-02T21:20:12.467882887</dc:date>
    <meta:editing-duration>PT22M59S</meta:editing-duration>
    <meta:editing-cycles>6</meta:editing-cycles>
    <meta:generator>LibreOffice/5.1.6.2$Linux_X86_64 LibreOffice_project/10m0$Build-2</meta:generator>
    <meta:document-statistic meta:table-count="0" meta:image-count="1" meta:object-count="0" meta:page-count="3" meta:paragraph-count="19" meta:word-count="439" meta:character-count="801" meta:non-whitespace-character-count="706"/>
  </office:meta>
</office:document-meta>
</file>